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50000027098CC820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andard-subtitle">
      <style:graphic-properties draw:stroke="none" draw:fill="none" draw:fill-color="#ffffff" draw:auto-grow-height="true" fo:min-height="19.083cm"/>
    </style:style>
    <style:style style:name="pr2" style:family="presentation" style:parent-style-name="prs-standard-notes">
      <style:graphic-properties draw:fill-color="#ffffff" draw:auto-grow-height="true" fo:min-height="11.41cm"/>
    </style:style>
    <style:style style:name="pr3" style:family="presentation" style:parent-style-name="prs-standard-title" style:list-style-name="L4">
      <style:graphic-properties draw:stroke="none" draw:fill="none" draw:fill-color="#ffffff" draw:auto-grow-height="true" fo:min-height="3.507cm"/>
    </style:style>
    <style:style style:name="pr4" style:family="presentation" style:parent-style-name="prs-standard-outline1">
      <style:graphic-properties draw:stroke="none" draw:fill="none" draw:fill-color="#ffffff" draw:auto-grow-height="true" fo:min-height="13.231cm"/>
    </style:style>
    <style:style style:name="pr5" style:family="presentation" style:parent-style-name="prs-standard-title">
      <style:graphic-properties fo:min-height="3.507cm"/>
    </style:style>
    <style:style style:name="pr6" style:family="presentation" style:parent-style-name="prs-standard-outline1">
      <style:graphic-properties fo:min-height="13.861cm"/>
    </style:style>
    <style:style style:name="pr7" style:family="presentation" style:parent-style-name="prs-standard-notes">
      <style:graphic-properties draw:fill-color="#ffffff" fo:min-height="11.41cm"/>
    </style:style>
    <style:style style:name="pr8" style:family="presentation" style:parent-style-name="prs-standard-title">
      <style:graphic-properties draw:stroke="none" draw:fill="none" draw:fill-color="#ffffff" draw:auto-grow-height="true" fo:min-height="3.507cm"/>
    </style:style>
    <style:style style:name="pr9" style:family="presentation" style:parent-style-name="prs-standard-title">
      <style:graphic-properties fo:min-height="3.256cm"/>
    </style:style>
    <style:style style:name="pr10" style:family="presentation" style:parent-style-name="prs-standard-outline1">
      <style:graphic-properties fo:min-height="13.61cm"/>
    </style:style>
    <style:style style:name="pr11" style:family="presentation" style:parent-style-name="prs-standard-notes">
      <style:graphic-properties draw:fill-color="#ffffff" fo:min-height="11.159cm"/>
    </style:style>
    <style:style style:name="pr12" style:family="presentation" style:parent-style-name="prs-standard-subtitle">
      <style:graphic-properties draw:auto-grow-height="true" fo:min-height="19.083cm"/>
    </style:style>
    <style:style style:name="P1" style:family="paragraph">
      <style:paragraph-properties fo:margin-left="0.6cm" fo:margin-right="0cm" fo:text-indent="-0.6cm"/>
    </style:style>
    <style:style style:name="P2" style:family="paragraph">
      <style:paragraph-properties fo:margin-left="0.6cm" fo:margin-right="0cm" fo:text-indent="-1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andard" presentation:presentation-page-layout-name="AL1T32">
        <office:forms form:automatic-focus="false" form:apply-design-mode="false"/>
        <draw:frame presentation:style-name="pr1" draw:text-style-name="P1" draw:layer="layout" svg:width="22.428cm" svg:height="19.083cm" svg:x="3.541cm" svg:y="1.743cm" presentation:class="subtitle">
          <draw:text-box>
            <text:p text:style-name="P1">Tips for Getting Involved as a Contributor</text:p>
            <text:p text:style-name="P1">By Justin Dearing</text:p>
            <text:p text:style-name="P1"><text:a xlink:href="mailto:justin@mongodb.org">justin@mongodb.org</text:a></text:p>
          </draw:text-box>
        </draw:frame>
        <presentation:notes draw:style-name="dp2">
          <office:forms form:automatic-focus="false" form:apply-design-mode="false"/>
          <draw:page-thumbnail draw:style-name="gr1"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Introduction" draw:style-name="dp1" draw:master-page-name="prs-standard" presentation:presentation-page-layout-name="AL2T1">
        <office:forms form:automatic-focus="false" form:apply-design-mode="false"/>
        <draw:frame presentation:style-name="pr3" draw:text-style-name="P2" draw:layer="layout" svg:width="22.428cm" svg:height="3.507cm" svg:x="3.541cm" svg:y="1.743cm" presentation:class="title" presentation:user-transformed="true">
          <draw:text-box>
            <text:p text:style-name="P2">Who is Justin Dearing?</text:p>
          </draw:text-box>
        </draw:frame>
        <draw:frame presentation:style-name="pr4" draw:text-style-name="P4" draw:layer="layout" svg:width="21.366cm" svg:height="13.231cm" svg:x="5.015cm" svg:y="6.966cm" presentation:class="outline" presentation:user-transformed="true">
          <draw:text-box draw:corner-radius="0.046cm">
            <text:list text:style-name="L3">
              <text:list-item>
                <text:p text:style-name="P3">Programmer and accidental DBA at an ad firm called Wunderman</text:p>
                <text:list>
                  <text:list-item>
                    <text:p>Johnny Walker and Landrover are my Primary Clients</text:p>
                  </text:list-item>
                  <text:list-item>
                    <text:p>.NET PHP Sql Server and MongoDB are the primary technologies I use</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2" presentation:class="page"/>
          <draw:frame presentation:style-name="pr2" draw:layer="layout" svg:width="14.517cm" svg:height="11.41cm" svg:x="3.249cm" svg:y="14.13cm" presentation:class="notes" presentation:placeholder="true">
            <draw:text-box/>
          </draw:frame>
        </presentation:notes>
      </draw:page>
      <draw:page draw:name="page3"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 text:style-name="P3">Who is Justin Dearing? (cont)</text:p>
          </draw:text-box>
        </draw:frame>
        <draw:frame presentation:style-name="pr6" draw:layer="layout" svg:width="21.366cm" svg:height="13.861cm" svg:x="5.015cm" svg:y="6.966cm" presentation:class="outline" presentation:user-transformed="true">
          <draw:text-box>
            <text:list text:style-name="L3">
              <text:list-item>
                <text:p text:style-name="P3">MongoDB Community Contributor</text:p>
                <text:list>
                  <text:list-item>
                    <text:p>Wiki Editor</text:p>
                  </text:list-item>
                  <text:list-item>
                    <text:p>Core Server Contributor</text:p>
                  </text:list-item>
                  <text:list-item>
                    <text:p>.NET Driver Contributor</text:p>
                  </text:list-item>
                  <text:list-item>
                    <text:p>Mostly Windows related work</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7" draw:layer="layout" svg:width="14.517cm" svg:height="11.41cm" svg:x="3.249cm" svg:y="14.13cm" presentation:class="notes" presentation:placeholder="true">
            <draw:text-box/>
          </draw:frame>
        </presentation:notes>
      </draw:page>
      <draw:page draw:name="Subtopics" draw:style-name="dp1" draw:master-page-name="prs-standard" presentation:presentation-page-layout-name="AL2T1">
        <office:forms form:automatic-focus="false" form:apply-design-mode="false"/>
        <draw:frame presentation:style-name="pr8" draw:text-style-name="P2" draw:layer="layout" svg:width="22.428cm" svg:height="3.507cm" svg:x="3.541cm" svg:y="1.743cm" presentation:class="title">
          <draw:text-box>
            <text:p text:style-name="P2">Why am I involved?</text:p>
          </draw:text-box>
        </draw:frame>
        <draw:frame presentation:style-name="pr4" draw:text-style-name="P5" draw:layer="layout" svg:width="21.366cm" svg:height="13.231cm" svg:x="5.015cm" svg:y="6.966cm" presentation:class="outline" presentation:user-transformed="true">
          <draw:text-box>
            <text:list text:style-name="L3">
              <text:list-item>
                <text:p text:id="id1"><text:span text:style-name="T1">Selfishness:</text:span> Fix problems I had with mongo.</text:p>
              </text:list-item>
              <text:list-item>
                <text:p text:id="id2"><text:span text:style-name="T1">Selfish Altruism:</text:span> By giving back my changes, there is a larger pool to test, support and improve upon them.</text:p>
              </text:list-item>
              <text:list-item>
                <text:p text:id="id3"><text:span text:style-name="T1">Legal Compliance:</text:span> The AGPL requires my core server changes to be shared. (IANA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2" draw:layer="layout" svg:width="14.517cm" svg:height="11.41cm" svg:x="3.249cm" svg:y="14.13cm" presentation:class="notes" presentation:placeholder="true">
            <draw:text-box/>
          </draw:frame>
        </presentation:notes>
      </draw:page>
      <draw:page draw:name="page5"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Why should you get involved?</text:p>
          </draw:text-box>
        </draw:frame>
        <draw:frame presentation:style-name="pr6" draw:layer="layout" svg:width="21.366cm" svg:height="13.861cm" svg:x="5.015cm" svg:y="6.966cm" presentation:class="outline" presentation:user-transformed="true">
          <draw:text-box>
            <text:list text:style-name="L3">
              <text:list-item>
                <text:p>All of the above</text:p>
              </text:list-item>
              <text:list-item>
                <text:p>Networking</text:p>
              </text:list-item>
              <text:list-item>
                <text:p>Learning</text:p>
              </text:list-item>
              <text:list-item>
                <text:p>Looks good on the resume</text:p>
              </text:list-item>
              <text:list-item>
                <text:p>For <text:span text:style-name="T1">MY</text:span> benefit!!</text:p>
              </text:list-item>
            </text:list>
          </draw:text-box>
        </draw:frame>
        <presentation:notes draw:style-name="dp2">
          <draw:page-thumbnail draw:style-name="gr1" draw:layer="layout" svg:width="13.705cm" svg:height="10.279cm" svg:x="3.647cm" svg:y="2.853cm" draw:page-number="5" presentation:class="page"/>
          <draw:frame presentation:style-name="pr7" draw:layer="layout" svg:width="14.517cm" svg:height="11.41cm" svg:x="3.249cm" svg:y="14.13cm" presentation:class="notes" presentation:placeholder="true">
            <draw:text-box/>
          </draw:frame>
        </presentation:notes>
      </draw:page>
      <draw:page draw:name="page6"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Ways to get involved</text:p>
          </draw:text-box>
        </draw:frame>
        <draw:frame presentation:style-name="pr6" draw:layer="layout" svg:width="21.366cm" svg:height="13.861cm" svg:x="5.015cm" svg:y="6.966cm" presentation:class="outline" presentation:user-transformed="true">
          <draw:text-box>
            <text:list text:style-name="L3">
              <text:list-item>
                <text:p>Community Participation</text:p>
              </text:list-item>
              <text:list-item>
                <text:p>Documentation</text:p>
              </text:list-item>
              <text:list-item>
                <text:p>Driver Contributions</text:p>
              </text:list-item>
              <text:list-item>
                <text:p>Core Server Contributions</text:p>
              </text:list-item>
              <text:list-item>
                <text:p>Contributing to other projects</text:p>
              </text:list-item>
            </text:list>
          </draw:text-box>
        </draw:frame>
        <presentation:notes draw:style-name="dp2">
          <draw:page-thumbnail draw:style-name="gr1" draw:layer="layout" svg:width="13.705cm" svg:height="10.279cm" svg:x="3.647cm" svg:y="2.853cm" draw:page-number="6" presentation:class="page"/>
          <draw:frame presentation:style-name="pr7" draw:layer="layout" svg:width="14.517cm" svg:height="11.41cm" svg:x="3.249cm" svg:y="14.13cm" presentation:class="notes" presentation:placeholder="true">
            <draw:text-box/>
          </draw:frame>
        </presentation:notes>
      </draw:page>
      <draw:page draw:name="page7"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Community Participation and Documentation</text:p>
          </draw:text-box>
        </draw:frame>
        <draw:frame presentation:style-name="pr6" draw:layer="layout" svg:width="21.366cm" svg:height="13.861cm" svg:x="5.015cm" svg:y="6.966cm" presentation:class="outline" presentation:user-transformed="true">
          <draw:text-box>
            <text:list text:style-name="L3">
              <text:list-item>
                <text:p>IRC and google groups</text:p>
              </text:list-item>
              <text:list-item>
                <text:p>Stackoverflow.com</text:p>
              </text:list-item>
              <text:list-item>
                <text:p>Email <text:a xlink:href="mailto:meghan@10gen.com">meghan@10gen.com</text:a> for a wiki acount</text:p>
              </text:list-item>
              <text:list-item>
                <text:p>If you have not yet done so, read <text:a xlink:href="http://www.catb.org/esr/faqs/smart-questions.html">How To Ask Questions The Smart Way</text:a> by Eric S Raymond</text:p>
              </text:list-item>
            </text:list>
          </draw:text-box>
        </draw:frame>
        <presentation:notes draw:style-name="dp2">
          <draw:page-thumbnail draw:style-name="gr1" draw:layer="layout" svg:width="13.705cm" svg:height="10.279cm" svg:x="3.647cm" svg:y="2.853cm" draw:page-number="7" presentation:class="page"/>
          <draw:frame presentation:style-name="pr7" draw:layer="layout" svg:width="14.517cm" svg:height="11.41cm" svg:x="3.249cm" svg:y="14.13cm" presentation:class="notes" presentation:placeholder="true">
            <draw:text-box/>
          </draw:frame>
        </presentation:notes>
      </draw:page>
      <draw:page draw:name="page8"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Driver and Core Server Contributions</text:p>
          </draw:text-box>
        </draw:frame>
        <draw:frame presentation:style-name="pr6" draw:layer="layout" svg:width="21.366cm" svg:height="13.861cm" svg:x="5.015cm" svg:y="6.966cm" presentation:class="outline" presentation:user-transformed="true">
          <draw:text-box>
            <text:list text:style-name="L3">
              <text:list-item>
                <text:p>File Bugs: <text:a xlink:href="http://jira.mongodb.org/">http://jira.mongodb.org</text:a></text:p>
              </text:list-item>
              <text:list-item>
                <text:p>Fork on github: <text:a xlink:href="https://github.com/mongodb/">https://github.com/mongodb/</text:a></text:p>
              </text:list-item>
              <text:list-item>
                <text:p>Provide an example to reproduce</text:p>
              </text:list-item>
            </text:list>
          </draw:text-box>
        </draw:frame>
        <presentation:notes draw:style-name="dp2">
          <draw:page-thumbnail draw:style-name="gr1" draw:layer="layout" svg:width="13.705cm" svg:height="10.279cm" svg:x="3.647cm" svg:y="2.853cm" draw:page-number="8" presentation:class="page"/>
          <draw:frame presentation:style-name="pr7" draw:layer="layout" svg:width="14.517cm" svg:height="11.41cm" svg:x="3.249cm" svg:y="14.13cm" presentation:class="notes" presentation:placeholder="true">
            <draw:text-box/>
          </draw:frame>
        </presentation:notes>
      </draw:page>
      <draw:page draw:name="page9"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Ideas for Contributing</text:p>
          </draw:text-box>
        </draw:frame>
        <draw:frame presentation:style-name="pr6" draw:layer="layout" svg:width="21.366cm" svg:height="13.861cm" svg:x="5.015cm" svg:y="6.966cm" presentation:class="outline" presentation:user-transformed="true">
          <draw:text-box>
            <text:list text:style-name="L3">
              <text:list-item>
                <text:p>Big Endian Support</text:p>
              </text:list-item>
              <text:list-item>
                <text:p>Improving windows support</text:p>
              </text:list-item>
              <text:list-item>
                <text:p>Porting to other Operating Systems</text:p>
              </text:list-item>
              <text:list-item>
                <text:p>Logging</text:p>
              </text:list-item>
            </text:list>
          </draw:text-box>
        </draw:frame>
        <presentation:notes draw:style-name="dp2">
          <draw:page-thumbnail draw:style-name="gr1" draw:layer="layout" svg:width="13.705cm" svg:height="10.279cm" svg:x="3.647cm" svg:y="2.853cm" draw:page-number="9" presentation:class="page"/>
          <draw:frame presentation:style-name="pr7" draw:layer="layout" svg:width="14.517cm" svg:height="11.41cm" svg:x="3.249cm" svg:y="14.13cm" presentation:class="notes" presentation:placeholder="true">
            <draw:text-box/>
          </draw:frame>
        </presentation:notes>
      </draw:page>
      <draw:page draw:name="page10" draw:style-name="dp1" draw:master-page-name="prs-standard" presentation:presentation-page-layout-name="AL2T1">
        <office:forms form:automatic-focus="false" form:apply-design-mode="false"/>
        <draw:frame presentation:style-name="pr9" draw:layer="layout" svg:width="22.428cm" svg:height="3.256cm" svg:x="3.541cm" svg:y="1.868cm" presentation:class="title">
          <draw:text-box>
            <text:p>Ideas for Contributing (cont)</text:p>
          </draw:text-box>
        </draw:frame>
        <draw:frame presentation:style-name="pr10" draw:layer="layout" svg:width="21.366cm" svg:height="13.61cm" svg:x="5.015cm" svg:y="6.966cm" presentation:class="outline">
          <draw:text-box>
            <text:list text:style-name="L3">
              <text:list-item>
                <text:p>Triggers</text:p>
              </text:list-item>
              <text:list-item>
                <text:p>Argument cleanup</text:p>
              </text:list-item>
              <text:list-item>
                <text:p>Installers/packages</text:p>
              </text:list-item>
            </text:list>
          </draw:text-box>
        </draw:frame>
        <presentation:notes draw:style-name="dp2">
          <draw:page-thumbnail draw:style-name="gr1" draw:layer="layout" svg:width="13.705cm" svg:height="10.279cm" svg:x="3.647cm" svg:y="2.853cm" draw:page-number="10" presentation:class="page"/>
          <draw:frame presentation:style-name="pr11" draw:layer="layout" svg:width="14.517cm" svg:height="11.159cm" svg:x="3.249cm" svg:y="14.13cm" presentation:class="notes" presentation:placeholder="true">
            <draw:text-box/>
          </draw:frame>
        </presentation:notes>
      </draw:page>
      <draw:page draw:name="page11" draw:style-name="dp1" draw:master-page-name="prs-standard" presentation:presentation-page-layout-name="AL2T1">
        <office:forms form:automatic-focus="false" form:apply-design-mode="false"/>
        <draw:frame presentation:style-name="pr9" draw:layer="layout" svg:width="22.428cm" svg:height="3.256cm" svg:x="3.541cm" svg:y="1.868cm" presentation:class="title">
          <draw:text-box>
            <text:p>Contributing to other projects</text:p>
          </draw:text-box>
        </draw:frame>
        <draw:frame presentation:style-name="pr10" draw:layer="layout" svg:width="21.366cm" svg:height="13.61cm" svg:x="5.015cm" svg:y="6.966cm" presentation:class="outline" presentation:user-transformed="true">
          <draw:text-box>
            <text:list text:style-name="L3">
              <text:list-item>
                <text:p>Third party drivers</text:p>
              </text:list-item>
              <text:list-item>
                <text:p>Mongo support for data access libraries</text:p>
              </text:list-item>
              <text:list-item>
                <text:p>Mongo GUIs</text:p>
              </text:list-item>
              <text:list-item>
                <text:p>Packet Sniffers</text:p>
                <text:list>
                  <text:list-item>
                    <text:p>See <text:a xlink:href="https://bugs.wireshark.org/bugzilla/show_bug.cgi?id=5290">Wireshark Bug 5290</text:a></text:p>
                  </text:list-item>
                </text:list>
              </text:list-item>
              <text:list-item>
                <text:p>Anything you can think of</text:p>
              </text:list-item>
            </text:list>
          </draw:text-box>
        </draw:frame>
        <presentation:notes draw:style-name="dp2">
          <draw:page-thumbnail draw:style-name="gr1" draw:layer="layout" svg:width="13.705cm" svg:height="10.279cm" svg:x="3.647cm" svg:y="2.853cm" draw:page-number="11" presentation:class="page"/>
          <draw:frame presentation:style-name="pr11" draw:layer="layout" svg:width="14.517cm" svg:height="11.159cm" svg:x="3.249cm" svg:y="14.13cm" presentation:class="notes" presentation:placeholder="true">
            <draw:text-box/>
          </draw:frame>
        </presentation:notes>
      </draw:page>
      <draw:page draw:name="page12" draw:style-name="dp1" draw:master-page-name="prs-standard" presentation:presentation-page-layout-name="AL2T1">
        <office:forms form:automatic-focus="false" form:apply-design-mode="false"/>
        <draw:frame presentation:style-name="pr9" draw:layer="layout" svg:width="22.428cm" svg:height="3.439cm" svg:x="3.541cm" svg:y="1.777cm" presentation:class="title" presentation:user-transformed="true">
          <draw:text-box>
            <text:p>Ideas for third party contributions</text:p>
          </draw:text-box>
        </draw:frame>
        <draw:frame presentation:style-name="pr10" draw:layer="layout" svg:width="21.366cm" svg:height="13.61cm" svg:x="5.015cm" svg:y="6.966cm" presentation:class="outline" presentation:user-transformed="true">
          <draw:text-box>
            <text:list text:style-name="L3">
              <text:list-item>
                <text:p>log4{net|java|cpp|php} appenders</text:p>
              </text:list-item>
              <text:list-item>
                <text:p>Tcpdump filter</text:p>
              </text:list-item>
            </text:list>
          </draw:text-box>
        </draw:frame>
        <presentation:notes draw:style-name="dp2">
          <draw:page-thumbnail draw:style-name="gr1" draw:layer="layout" svg:width="13.705cm" svg:height="10.279cm" svg:x="3.647cm" svg:y="2.853cm" draw:page-number="12" presentation:class="page"/>
          <draw:frame presentation:style-name="pr11" draw:layer="layout" svg:width="14.517cm" svg:height="11.159cm" svg:x="3.249cm" svg:y="14.13cm" presentation:class="notes" presentation:placeholder="true">
            <draw:text-box/>
          </draw:frame>
        </presentation:notes>
      </draw:page>
      <draw:page draw:name="page13" draw:style-name="dp1" draw:master-page-name="prs-standard" presentation:presentation-page-layout-name="AL1T32">
        <office:forms form:automatic-focus="false" form:apply-design-mode="false"/>
        <draw:frame presentation:style-name="pr5" draw:layer="layout" svg:width="22.428cm" svg:height="3.507cm" svg:x="3.541cm" svg:y="1.743cm" presentation:class="title" presentation:user-transformed="true">
          <draw:text-box>
            <text:p>Thanks</text:p>
          </draw:text-box>
        </draw:frame>
        <draw:frame presentation:style-name="pr12" draw:layer="layout" svg:width="22.428cm" svg:height="19.083cm" svg:x="3.541cm" svg:y="1.743cm" presentation:class="subtitle" presentation:user-transformed="true">
          <draw:text-box>
            <text:list text:style-name="L1">
              <text:list-item>
                <text:p>10gen for writing mongodb and sponsoring my hotel</text:p>
              </text:list-item>
              <text:list-item>
                <text:p>All of you for listening</text:p>
              </text:list-item>
            </text:list>
          </draw:text-box>
        </draw:frame>
        <presentation:notes draw:style-name="dp2">
          <draw:page-thumbnail draw:style-name="gr1" draw:layer="layout" svg:width="13.705cm" svg:height="10.279cm" svg:x="3.647cm" svg:y="2.853cm" draw:page-number="13" presentation:class="page"/>
          <draw:frame presentation:style-name="pr7" draw:layer="layout" svg:width="14.517cm" svg:height="11.41cm" svg:x="3.249cm" svg:y="14.13cm" presentation:class="notes" presentation:placeholder="true">
            <draw:text-box/>
          </draw:frame>
        </presentation:notes>
      </draw:page>
      <draw:page draw:name="page14" draw:style-name="dp1" draw:master-page-name="prs-standard" presentation:presentation-page-layout-name="AL1T32">
        <office:forms form:automatic-focus="false" form:apply-design-mode="false"/>
        <draw:frame presentation:style-name="pr12" draw:layer="layout" svg:width="22.428cm" svg:height="19.083cm" svg:x="3.541cm" svg:y="1.743cm" presentation:class="subtitle">
          <draw:text-box>
            <text:p>Everyone go to Dwight's Talk!!!</text:p>
          </draw:text-box>
        </draw:frame>
        <draw:frame presentation:style-name="pr9" draw:layer="layout" svg:width="25.199cm" svg:height="3.256cm" svg:x="1.4cm" svg:y="0.962cm" presentation:class="title" presentation:user-transformed="true">
          <draw:text-box>
            <text:p>FIN</text:p>
          </draw:text-box>
        </draw:frame>
        <presentation:notes draw:style-name="dp2">
          <draw:page-thumbnail draw:style-name="gr1" draw:layer="layout" svg:width="13.705cm" svg:height="10.279cm" svg:x="3.647cm" svg:y="2.853cm" draw:page-number="14" presentation:class="page"/>
          <draw:frame presentation:style-name="pr11"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0" draw:display-name="Gradient 10" draw:style="linear" draw:start-color="#0099ff"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en" style:country-asian="US" style:font-family-complex="'Arial Unicode MS'" style:font-pitch-complex="variable" style:font-size-complex="12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andard-background" style:family="presentation">
      <style:graphic-properties draw:stroke="none" draw:fill="none" draw:fill-color="#b80047" draw:fill-gradient-name="Gradient_20_10" draw:fill-image-width="1cm" draw:fill-image-height="1cm"/>
      <style:text-properties fo:hyphenate="true"/>
    </style:style>
    <style:style style:name="prs-standard-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andard-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standard-outline1" style:family="presentation">
      <style:graphic-properties draw:stroke="none" draw:fill="none">
        <text:list-style style:name="prs-standard-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standard-outline2" style:family="presentation" style:parent-style-name="prs-standard-outline1">
      <style:paragraph-properties fo:margin-left="0cm" fo:margin-right="0cm" fo:text-indent="-1.2cm"/>
      <style:text-properties fo:font-size="28pt" fo:hyphenate="true"/>
    </style:style>
    <style:style style:name="prs-standard-outline3" style:family="presentation" style:parent-style-name="prs-standard-outline2">
      <style:paragraph-properties fo:margin-left="0cm" fo:margin-right="0cm" fo:text-indent="-1.2cm"/>
      <style:text-properties fo:font-size="24pt" fo:hyphenate="true"/>
    </style:style>
    <style:style style:name="prs-standard-outline4" style:family="presentation" style:parent-style-name="prs-standard-outline3">
      <style:paragraph-properties fo:margin-left="0cm" fo:margin-right="0cm" fo:text-indent="-1.2cm"/>
      <style:text-properties fo:font-size="20pt" fo:hyphenate="true"/>
    </style:style>
    <style:style style:name="prs-standard-outline5" style:family="presentation" style:parent-style-name="prs-standard-outline4">
      <style:paragraph-properties fo:margin-left="0cm" fo:margin-right="0cm" fo:text-indent="-1.2cm"/>
      <style:text-properties fo:font-size="20pt" fo:hyphenate="true"/>
    </style:style>
    <style:style style:name="prs-standard-outline6" style:family="presentation" style:parent-style-name="prs-standard-outline5">
      <style:paragraph-properties fo:margin-left="0cm" fo:margin-right="0cm" fo:text-indent="-1.2cm"/>
      <style:text-properties fo:font-size="20pt" fo:hyphenate="true"/>
    </style:style>
    <style:style style:name="prs-standard-outline7" style:family="presentation" style:parent-style-name="prs-standard-outline6">
      <style:paragraph-properties fo:margin-left="0cm" fo:margin-right="0cm" fo:text-indent="-1.2cm"/>
      <style:text-properties fo:font-size="20pt" fo:hyphenate="true"/>
    </style:style>
    <style:style style:name="prs-standard-outline8" style:family="presentation" style:parent-style-name="prs-standard-outline7">
      <style:paragraph-properties fo:margin-left="0cm" fo:margin-right="0cm" fo:text-indent="-1.2cm"/>
      <style:text-properties fo:font-size="20pt" fo:hyphenate="true"/>
    </style:style>
    <style:style style:name="prs-standard-outline9" style:family="presentation" style:parent-style-name="prs-standard-outline8">
      <style:paragraph-properties fo:margin-left="0cm" fo:margin-right="0cm" fo:text-indent="-1.2cm"/>
      <style:text-properties fo:font-size="20pt" fo:hyphenate="true"/>
    </style:style>
    <style:style style:name="prs-standard-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standard-title" style:family="presentation">
      <style:graphic-properties draw:stroke="none" draw:fill="none" draw:textarea-vertical-align="middle">
        <text:list-style style:name="prs-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family-generic="roman" style:font-pitch="variable" fo:font-size="44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b80047" draw:fill-gradient-name="Gradient_20_10"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andard" style:page-layout-name="PM1" draw:style-name="Mdp1">
      <office:forms form:automatic-focus="false" form:apply-design-mode="false"/>
      <draw:frame presentation:style-name="prs-standard-title" draw:layer="backgroundobjects" svg:width="22.428cm" svg:height="3.506cm" svg:x="3.541cm" svg:y="1.743cm" presentation:class="title" presentation:placeholder="true">
        <draw:text-box/>
      </draw:frame>
      <draw:frame presentation:style-name="prs-standard-outline1" draw:layer="backgroundobjects" svg:width="21.366cm" svg:height="13.86cm" svg:x="5.015cm" svg:y="6.966cm" presentation:class="outline" presentation:placeholder="true">
        <draw:text-box/>
      </draw:frame>
      <draw:frame draw:style-name="Mgr1" draw:text-style-name="MP1" draw:layer="backgroundobjects" svg:width="2cm" svg:height="21cm" svg:x="0cm" svg:y="0cm">
        <draw:image xlink:href="Pictures/10000000000000550000027098CC820F.png" xlink:type="simple" xlink:show="embed" xlink:actuate="onLoad">
          <text:p/>
        </draw:image>
      </draw:frame>
      <presentation:notes style:page-layout-name="PM2">
        <draw:page-thumbnail presentation:style-name="prs-standard-title" draw:layer="backgroundobjects" svg:width="13.705cm" svg:height="10.279cm" svg:x="3.647cm" svg:y="2.853cm" presentation:class="page"/>
        <draw:frame presentation:style-name="prs-standard-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Standard Presentation</dc:title>
    <dc:description>Template for a standard presentation without a specific subject</dc:description>
    <meta:creation-date>2010-11-03T15:59:23.96</meta:creation-date>
    <dc:language>en-US</dc:language>
    <meta:editing-cycles>7</meta:editing-cycles>
    <meta:editing-duration>PT06H15M13S</meta:editing-duration>
    <dc:date>2010-11-09T16:36:58.70</dc:date>
    <meta:document-statistic meta:object-count="64"/>
    <meta:user-defined meta:name="Info 0"/>
    <meta:user-defined meta:name="Info 1"/>
    <meta:user-defined meta:name="Info 2"/>
    <meta:user-defined meta:name="Info 3"/>
    <meta:template xlink:type="simple" xlink:actuate="onRequest" xlink:title="Standard Presentation" xlink:href="../../../../Program%20Files/OpenOffice.org%203/share/uno_packages/cache/uno_packages/2E2.tmp_/Sun_ODF_Template_Pack_en-US.oxt/template/en-US/presnt/prs-standard.otp" meta:date="2006-07-31T10:19:57"/>
  </office:meta>
</office:document-meta>
</file>